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88cm" fo:min-width="3.03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54cm" fo:min-width="3.00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54cm" fo:min-width="3.00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75cm" svg:x="8.2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1.75cm" svg:x="4.75cm" svg:y="6cm">
          <text:p text:style-name="P2"><text:span text:style-name="T1">more changes to be m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1.75cm" svg:x="11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59cm" svg:height="0.725cm" svg:x="8.548cm" svg:y="3.275cm">
          <draw:text-box>
            <text:p><text:span text:style-name="T1">changes to be made</text:span></text:p>
          </draw:text-box>
        </draw:frame>
        <draw:frame draw:style-name="gr4" draw:text-style-name="P4" draw:layer="layout" svg:width="3.266cm" svg:height="0.725cm" svg:x="12.726cm" svg:y="6.581cm">
          <draw:text-box>
            <text:p><text:span text:style-name="T1">make changes</text:span></text:p>
          </draw:text-box>
        </draw:frame>
        <draw:line draw:style-name="gr5" draw:text-style-name="P1" draw:layer="layout" svg:x1="12.5cm" svg:y1="4.25cm" svg:x2="13.5cm" svg:y2="6cm">
          <text:p/>
        </draw:line>
        <draw:line draw:style-name="gr6" draw:text-style-name="P1" draw:layer="layout" svg:x1="11.75cm" svg:y1="7cm" svg:x2="9.75cm" svg:y2="7cm">
          <text:p/>
        </draw:line>
        <draw:line draw:style-name="gr7" draw:text-style-name="P1" draw:layer="layout" svg:x1="8cm" svg:y1="6cm" svg:x2="9cm" svg:y2="4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8T17:52:14.250000000</meta:creation-date>
    <dc:date>2024-06-28T17:55:47.834000000</dc:date>
    <meta:editing-duration>PT3M33S</meta:editing-duration>
    <meta:editing-cycles>1</meta:editing-cycles>
    <meta:document-statistic meta:object-count="8"/>
    <meta:generator>LibreOffice/7.5.4.2$Windows_X86_64 LibreOffice_project/36ccfdc35048b057fd9854c757a8b67ec53977b6</meta:generator>
  </office:meta>
</office:document-meta>
</file>